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buja" table:style-name="ta1">
        <table:shapes>
          <draw:frame draw:z-index="0" draw:style-name="gr1" draw:text-style-name="P1" svg:width="15.997cm" svg:height="9.748cm" svg:x="15.943cm" svg:y="0.638cm">
            <draw:object draw:notify-on-update-of-ranges="Burbuja.A2:Burbuja.A2 Burbuja.A3:Burbuja.A23 Burbuja.B2:Burbuja.B2 Burbuja.B3:Burbuja.B23 Burbuja.C2:Burbuja.C2 Burbuja.C3:Burbuja.C23 Burbuja.D2:Burbuja.D2 Burbuja.D3:Burbuja.D23 Burbuja.E2:Burbuja.E2 Burbuja.E3:Burbuja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6377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38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638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638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1638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16383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1638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16383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1638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6383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16383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16383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1638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16383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16383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6383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1638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6383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16383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16383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1638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16383"/>
        </table:table-row>
      </table:table>
      <table:table table:name="Selección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/>
          <table:table-cell>
            <draw:frame draw:z-index="0" draw:style-name="gr1" draw:text-style-name="P1" svg:width="15.997cm" svg:height="9.748cm" svg:x="2.011cm" svg:y="0.425cm">
              <draw:object draw:notify-on-update-of-ranges="Selección.A2:Selección.A2 Selección.A3:Selección.A23 Selección.B2:Selección.B2 Selección.B3:Selección.B23 Selección.C2:Selección.C2 Selección.C3:Selección.C23 Selección.D2:Selección.D2 Selección.D3:Selección.D23 Selección.E2:Selección.E2 Selección.E3:Selección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1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2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1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1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2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1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1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12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12"/>
        </table:table-row>
      </table:table>
      <table:table table:name="Inserción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>
            <draw:frame draw:z-index="0" draw:style-name="gr1" draw:text-style-name="P1" svg:width="15.997cm" svg:height="9.748cm" svg:x="1.432cm" svg:y="0.053cm">
              <draw:object draw:notify-on-update-of-ranges="Inserción.A2:Inserción.A2 Inserción.A3:Inserción.A23 Inserción.B2:Inserción.B2 Inserción.B3:Inserción.B23 Inserción.C2:Inserción.C2 Inserción.C3:Inserción.C23 Inserción.D2:Inserción.D2 Inserción.D3:Inserción.D23 Inserción.E2:Inserción.E2 Inserción.E3:Inserción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5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5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5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5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hellSort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5.997cm" svg:height="9.748cm" svg:x="0.22cm" svg:y="0.213cm">
              <draw:object draw:notify-on-update-of-ranges="ShellSort.A2:ShellSort.A2 ShellSort.A3:ShellSort.A23 ShellSort.B2:ShellSort.B2 ShellSort.B3:ShellSort.B23 ShellSort.C2:ShellSort.C2 ShellSort.C3:ShellSort.C23 ShellSort.D2:ShellSort.D2 ShellSort.D3:ShellSort.D23 ShellSort.E2:ShellSort.E2 ShellSort.E3:ShellSort.E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6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6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6"/>
        </table:table-row>
      </table:table>
      <table:table table:name="QuickSort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5.997cm" svg:height="9.748cm" svg:x="2.066cm" svg:y="0.345cm">
              <draw:object draw:notify-on-update-of-ranges="QuickSort.A2:QuickSort.A2 QuickSort.A3:QuickSort.A23 QuickSort.B2:QuickSort.B2 QuickSort.B3:QuickSort.B23 QuickSort.C2:QuickSort.C2 QuickSort.C3:QuickSort.C23 QuickSort.D2:QuickSort.D2 QuickSort.D3:QuickSort.D23 QuickSort.E2:QuickSort.E2 QuickSort.E3:QuickSort.E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5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5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5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5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11:38:13.320000000</dc:date>
    <meta:editing-duration>PT25M51S</meta:editing-duration>
    <meta:editing-cycles>6</meta:editing-cycles>
    <meta:generator>LibreOffice/7.4.2.3$Windows_X86_64 LibreOffice_project/382eef1f22670f7f4118c8c2dd222ec7ad009daf</meta:generator>
    <meta:document-statistic meta:table-count="5" meta:cell-count="135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Burbuja.A2:Burbuja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Burbuja.A3:Burbuja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Burbuja.B3:Burbuja.B23" chart:label-cell-address="Burbuja.B2:Burbuja.B2" chart:class="chart:line">
            <chart:data-point chart:repeated="21"/>
          </chart:series>
          <chart:series chart:style-name="ch9" chart:values-cell-range-address="Burbuja.C3:Burbuja.C23" chart:label-cell-address="Burbuja.C2:Burbuja.C2" chart:class="chart:line">
            <chart:data-point chart:repeated="21"/>
          </chart:series>
          <chart:series chart:style-name="ch10" chart:values-cell-range-address="Burbuja.D3:Burbuja.D23" chart:label-cell-address="Burbuja.D2:Burbuja.D2" chart:class="chart:line">
            <chart:data-point chart:repeated="21"/>
          </chart:series>
          <chart:series chart:style-name="ch9" chart:values-cell-range-address="Burbuja.E3:Burbuja.E23" chart:label-cell-address="Burbuja.E2:Burbuja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Burbuja.B2:Burbuja.B2</svg:desc>
                </draw:g>
              </table:table-cell>
              <table:table-cell office:value-type="string">
                <text:p>Prueba 2</text:p>
                <draw:g>
                  <svg:desc>Burbuja.C2:Burbuja.C2</svg:desc>
                </draw:g>
              </table:table-cell>
              <table:table-cell office:value-type="string">
                <text:p>Prueba 3</text:p>
                <draw:g>
                  <svg:desc>Burbuja.D2:Burbuja.D2</svg:desc>
                </draw:g>
              </table:table-cell>
              <table:table-cell office:value-type="string">
                <text:p>Media</text:p>
                <draw:g>
                  <svg:desc>Burbuja.E2:Burbuja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urbuja.A3:Burbuja.A23</svg:desc>
                </draw:g>
              </table:table-cell>
              <table:table-cell office:value-type="float" office:value="NaN">
                <text:p>NaN</text:p>
                <draw:g>
                  <svg:desc>Burbuja.B3:Burbuja.B23</svg:desc>
                </draw:g>
              </table:table-cell>
              <table:table-cell office:value-type="float" office:value="NaN">
                <text:p>NaN</text:p>
                <draw:g>
                  <svg:desc>Burbuja.C3:Burbuja.C23</svg:desc>
                </draw:g>
              </table:table-cell>
              <table:table-cell office:value-type="float" office:value="NaN">
                <text:p>NaN</text:p>
                <draw:g>
                  <svg:desc>Burbuja.D3:Burbuja.D23</svg:desc>
                </draw:g>
              </table:table-cell>
              <table:table-cell office:value-type="float" office:value="NaN">
                <text:p>NaN</text:p>
                <draw:g>
                  <svg:desc>Burbuja.E3:Burbuja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Selección.A2:Selección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Selección.A3:Selección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Selección.B3:Selección.B23" chart:label-cell-address="Selección.B2:Selección.B2" chart:class="chart:line">
            <chart:data-point chart:repeated="21"/>
          </chart:series>
          <chart:series chart:style-name="ch9" chart:values-cell-range-address="Selección.C3:Selección.C23" chart:label-cell-address="Selección.C2:Selección.C2" chart:class="chart:line">
            <chart:data-point chart:repeated="21"/>
          </chart:series>
          <chart:series chart:style-name="ch10" chart:values-cell-range-address="Selección.D3:Selección.D23" chart:label-cell-address="Selección.D2:Selección.D2" chart:class="chart:line">
            <chart:data-point chart:repeated="21"/>
          </chart:series>
          <chart:series chart:style-name="ch9" chart:values-cell-range-address="Selección.E3:Selección.E23" chart:label-cell-address="Selección.E2:Selección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elección.B2:Selección.B2</svg:desc>
                </draw:g>
              </table:table-cell>
              <table:table-cell office:value-type="string">
                <text:p>Prueba 2</text:p>
                <draw:g>
                  <svg:desc>Selección.C2:Selección.C2</svg:desc>
                </draw:g>
              </table:table-cell>
              <table:table-cell office:value-type="string">
                <text:p>Prueba 3</text:p>
                <draw:g>
                  <svg:desc>Selección.D2:Selección.D2</svg:desc>
                </draw:g>
              </table:table-cell>
              <table:table-cell office:value-type="string">
                <text:p>Media</text:p>
                <draw:g>
                  <svg:desc>Selección.E2:Selec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elección.A3:Selección.A23</svg:desc>
                </draw:g>
              </table:table-cell>
              <table:table-cell office:value-type="float" office:value="NaN">
                <text:p>NaN</text:p>
                <draw:g>
                  <svg:desc>Selección.B3:Selección.B23</svg:desc>
                </draw:g>
              </table:table-cell>
              <table:table-cell office:value-type="float" office:value="NaN">
                <text:p>NaN</text:p>
                <draw:g>
                  <svg:desc>Selección.C3:Selección.C23</svg:desc>
                </draw:g>
              </table:table-cell>
              <table:table-cell office:value-type="float" office:value="NaN">
                <text:p>NaN</text:p>
                <draw:g>
                  <svg:desc>Selección.D3:Selección.D23</svg:desc>
                </draw:g>
              </table:table-cell>
              <table:table-cell office:value-type="float" office:value="NaN">
                <text:p>NaN</text:p>
                <draw:g>
                  <svg:desc>Selección.E3:Selec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Inserción.A2:Inserción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Inserción.A3:Inserción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Inserción.B3:Inserción.B23" chart:label-cell-address="Inserción.B2:Inserción.B2" chart:class="chart:line">
            <chart:data-point chart:repeated="21"/>
          </chart:series>
          <chart:series chart:style-name="ch9" chart:values-cell-range-address="Inserción.C3:Inserción.C23" chart:label-cell-address="Inserción.C2:Inserción.C2" chart:class="chart:line">
            <chart:data-point chart:repeated="21"/>
          </chart:series>
          <chart:series chart:style-name="ch10" chart:values-cell-range-address="Inserción.D3:Inserción.D23" chart:label-cell-address="Inserción.D2:Inserción.D2" chart:class="chart:line">
            <chart:data-point chart:repeated="21"/>
          </chart:series>
          <chart:series chart:style-name="ch9" chart:values-cell-range-address="Inserción.E3:Inserción.E23" chart:label-cell-address="Inserción.E2:Inserción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Inserción.B2:Inserción.B2</svg:desc>
                </draw:g>
              </table:table-cell>
              <table:table-cell office:value-type="string">
                <text:p>Prueba 2</text:p>
                <draw:g>
                  <svg:desc>Inserción.C2:Inserción.C2</svg:desc>
                </draw:g>
              </table:table-cell>
              <table:table-cell office:value-type="string">
                <text:p>Prueba 3</text:p>
                <draw:g>
                  <svg:desc>Inserción.D2:Inserción.D2</svg:desc>
                </draw:g>
              </table:table-cell>
              <table:table-cell office:value-type="string">
                <text:p>Media</text:p>
                <draw:g>
                  <svg:desc>Inserción.E2:Inser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nserción.A3:Inserción.A23</svg:desc>
                </draw:g>
              </table:table-cell>
              <table:table-cell office:value-type="float" office:value="NaN">
                <text:p>NaN</text:p>
                <draw:g>
                  <svg:desc>Inserción.B3:Inserción.B23</svg:desc>
                </draw:g>
              </table:table-cell>
              <table:table-cell office:value-type="float" office:value="NaN">
                <text:p>NaN</text:p>
                <draw:g>
                  <svg:desc>Inserción.C3:Inserción.C23</svg:desc>
                </draw:g>
              </table:table-cell>
              <table:table-cell office:value-type="float" office:value="NaN">
                <text:p>NaN</text:p>
                <draw:g>
                  <svg:desc>Inserción.D3:Inserción.D23</svg:desc>
                </draw:g>
              </table:table-cell>
              <table:table-cell office:value-type="float" office:value="NaN">
                <text:p>NaN</text:p>
                <draw:g>
                  <svg:desc>Inserción.E3:Inser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ShellSort.A2:ShellSort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ShellSort.A3:ShellSort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ShellSort.B3:ShellSort.B23" chart:label-cell-address="ShellSort.B2:ShellSort.B2" chart:class="chart:line">
            <chart:data-point chart:repeated="21"/>
          </chart:series>
          <chart:series chart:style-name="ch9" chart:values-cell-range-address="ShellSort.C3:ShellSort.C23" chart:label-cell-address="ShellSort.C2:ShellSort.C2" chart:class="chart:line">
            <chart:data-point chart:repeated="21"/>
          </chart:series>
          <chart:series chart:style-name="ch10" chart:values-cell-range-address="ShellSort.D3:ShellSort.D23" chart:label-cell-address="ShellSort.D2:ShellSort.D2" chart:class="chart:line">
            <chart:data-point chart:repeated="21"/>
          </chart:series>
          <chart:series chart:style-name="ch9" chart:values-cell-range-address="ShellSort.E3:ShellSort.E23" chart:label-cell-address="ShellSort.E2:ShellSort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hellSort.B2:ShellSort.B2</svg:desc>
                </draw:g>
              </table:table-cell>
              <table:table-cell office:value-type="string">
                <text:p>Prueba 2</text:p>
                <draw:g>
                  <svg:desc>ShellSort.C2:ShellSort.C2</svg:desc>
                </draw:g>
              </table:table-cell>
              <table:table-cell office:value-type="string">
                <text:p>Prueba 3</text:p>
                <draw:g>
                  <svg:desc>ShellSort.D2:ShellSort.D2</svg:desc>
                </draw:g>
              </table:table-cell>
              <table:table-cell office:value-type="string">
                <text:p>Media</text:p>
                <draw:g>
                  <svg:desc>ShellSort.E2:Shell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llSort.A3:ShellSort.A23</svg:desc>
                </draw:g>
              </table:table-cell>
              <table:table-cell office:value-type="float" office:value="NaN">
                <text:p>NaN</text:p>
                <draw:g>
                  <svg:desc>ShellSort.B3:ShellSort.B23</svg:desc>
                </draw:g>
              </table:table-cell>
              <table:table-cell office:value-type="float" office:value="NaN">
                <text:p>NaN</text:p>
                <draw:g>
                  <svg:desc>ShellSort.C3:ShellSort.C23</svg:desc>
                </draw:g>
              </table:table-cell>
              <table:table-cell office:value-type="float" office:value="NaN">
                <text:p>NaN</text:p>
                <draw:g>
                  <svg:desc>ShellSort.D3:ShellSort.D23</svg:desc>
                </draw:g>
              </table:table-cell>
              <table:table-cell office:value-type="float" office:value="NaN">
                <text:p>NaN</text:p>
                <draw:g>
                  <svg:desc>ShellSort.E3:Shell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QuickSort.A2:QuickSort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QuickSort.A3:QuickSort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QuickSort.B3:QuickSort.B23" chart:label-cell-address="QuickSort.B2:QuickSort.B2" chart:class="chart:line">
            <chart:data-point chart:repeated="21"/>
          </chart:series>
          <chart:series chart:style-name="ch9" chart:values-cell-range-address="QuickSort.C3:QuickSort.C23" chart:label-cell-address="QuickSort.C2:QuickSort.C2" chart:class="chart:line">
            <chart:data-point chart:repeated="21"/>
          </chart:series>
          <chart:series chart:style-name="ch10" chart:values-cell-range-address="QuickSort.D3:QuickSort.D23" chart:label-cell-address="QuickSort.D2:QuickSort.D2" chart:class="chart:line">
            <chart:data-point chart:repeated="21"/>
          </chart:series>
          <chart:series chart:style-name="ch9" chart:values-cell-range-address="QuickSort.E3:QuickSort.E23" chart:label-cell-address="QuickSort.E2:QuickSort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QuickSort.B2:QuickSort.B2</svg:desc>
                </draw:g>
              </table:table-cell>
              <table:table-cell office:value-type="string">
                <text:p>Prueba 2</text:p>
                <draw:g>
                  <svg:desc>QuickSort.C2:QuickSort.C2</svg:desc>
                </draw:g>
              </table:table-cell>
              <table:table-cell office:value-type="string">
                <text:p>Prueba 3</text:p>
                <draw:g>
                  <svg:desc>QuickSort.D2:QuickSort.D2</svg:desc>
                </draw:g>
              </table:table-cell>
              <table:table-cell office:value-type="string">
                <text:p>Media</text:p>
                <draw:g>
                  <svg:desc>QuickSort.E2:Quick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QuickSort.A3:QuickSort.A23</svg:desc>
                </draw:g>
              </table:table-cell>
              <table:table-cell office:value-type="float" office:value="NaN">
                <text:p>NaN</text:p>
                <draw:g>
                  <svg:desc>QuickSort.B3:QuickSort.B23</svg:desc>
                </draw:g>
              </table:table-cell>
              <table:table-cell office:value-type="float" office:value="NaN">
                <text:p>NaN</text:p>
                <draw:g>
                  <svg:desc>QuickSort.C3:QuickSort.C23</svg:desc>
                </draw:g>
              </table:table-cell>
              <table:table-cell office:value-type="float" office:value="NaN">
                <text:p>NaN</text:p>
                <draw:g>
                  <svg:desc>QuickSort.D3:QuickSort.D23</svg:desc>
                </draw:g>
              </table:table-cell>
              <table:table-cell office:value-type="float" office:value="NaN">
                <text:p>NaN</text:p>
                <draw:g>
                  <svg:desc>QuickSort.E3:Quick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